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Название <text:s/>технологии</text:p>
          </table:table-cell>
          <table:table-cell office:value-type="string">
            <text:p>Сколько раз она мне встретилась при поиске</text:p>
          </table:table-cell>
        </table:table-row>
        <table:table-row table:style-name="ro1">
          <table:table-cell office:value-type="string">
            <text:p>REST API</text:p>
          </table:table-cell>
          <table:table-cell table:formula="of:=1+1+1+1+1+1+1+1+1" office:value-type="float" office:value="9">
            <text:p>9</text:p>
          </table:table-cell>
        </table:table-row>
        <table:table-row table:style-name="ro1">
          <table:table-cell office:value-type="string">
            <text:p>TypeScript </text:p>
          </table:table-cell>
          <table:table-cell table:formula="of:=1+1+1+1+1+1+1+1+1" office:value-type="float" office:value="9">
            <text:p>9</text:p>
          </table:table-cell>
        </table:table-row>
        <table:table-row table:style-name="ro1">
          <table:table-cell office:value-type="string">
            <text:p>React.JS</text:p>
          </table:table-cell>
          <table:table-cell table:formula="of:=1+1+1+1+1+1+1+1+1+1+1" office:value-type="float" office:value="11">
            <text:p>11</text:p>
          </table:table-cell>
        </table:table-row>
        <table:table-row table:style-name="ro1">
          <table:table-cell office:value-type="string">
            <text:p>CRM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</text:p>
          </table:table-cell>
          <table:table-cell table:formula="of:=1+1+1+1+1+1+1+1+1+1+1+1+1+1+1+1" office:value-type="float" office:value="16">
            <text:p>16</text:p>
          </table:table-cell>
        </table:table-row>
        <table:table-row table:style-name="ro1">
          <table:table-cell office:value-type="string">
            <text:p>Vuex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Vue Rout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ulp</text:p>
          </table:table-cell>
          <table:table-cell table:formula="of:=1+1+1+1+1" office:value-type="float" office:value="5">
            <text:p>5</text:p>
          </table:table-cell>
        </table:table-row>
        <table:table-row table:style-name="ro1">
          <table:table-cell office:value-type="string">
            <text:p>Rollu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aphQL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pc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Socket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CI CD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yarn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ooml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ordpress</text:p>
          </table:table-cell>
          <table:table-cell table:formula="of:=1+1+1+1" office:value-type="float" office:value="4">
            <text:p>4</text:p>
          </table:table-cell>
        </table:table-row>
        <table:table-row table:style-name="ro1">
          <table:table-cell office:value-type="string">
            <text:p>bitrix (1С)</text:p>
          </table:table-cell>
          <table:table-cell table:formula="of:=1+1+1+1+1" office:value-type="float" office:value="5">
            <text:p>5</text:p>
          </table:table-cell>
        </table:table-row>
        <table:table-row table:style-name="ro1">
          <table:table-cell office:value-type="string">
            <text:p>aja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tild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IR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pack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Postgre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du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HTT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Docker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Swagg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RTC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abbitMQ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<text:s/>Restful API</text:p>
          </table:table-cell>
          <table:table-cell table:formula="of:=1+1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05.12.2022</text:date>, <text:time>12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1M31S</meta:editing-duration>
    <meta:editing-cycles>8</meta:editing-cycles>
    <meta:generator>OpenOffice/4.1.11$Win32 OpenOffice.org_project/4111m1$Build-9808</meta:generator>
    <dc:date>2022-12-05T12:25:13.25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